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ContentsHeading" style:master-page-name="MP0" style:family="paragraph">
      <style:paragraph-properties fo:break-before="page">
        <style:tab-stops>
          <style:tab-stop style:type="right" style:leader-style="dotted" style:leader-text="." style:position="6.5319in"/>
        </style:tab-stops>
      </style:paragraph-properties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T5" style:parent-style-name="Policepardéfaut" style:family="text">
      <style:text-properties fo:font-style="italic" style:font-style-asian="italic" style:font-style-complex="italic"/>
    </style:style>
    <style:style style:name="T6" style:parent-style-name="Policepardéfaut" style:family="text">
      <style:text-properties fo:font-style="italic" style:font-style-asian="italic" style:font-style-complex="italic"/>
    </style:style>
    <style:style style:name="T7" style:parent-style-name="Policepardéfaut" style:family="text">
      <style:text-properties fo:font-style="italic" style:font-style-asian="italic" style:font-style-complex="italic"/>
    </style:style>
    <style:style style:name="T8" style:parent-style-name="Policepardéfaut" style:family="text">
      <style:text-properties fo:font-style="italic" style:font-style-asian="italic" style:font-style-complex="italic"/>
    </style:style>
    <style:style style:name="T9" style:parent-style-name="Policepardéfaut" style:family="text">
      <style:text-properties fo:font-style="italic" style:font-style-asian="italic" style:font-style-complex="italic"/>
    </style:style>
    <style:style style:name="T10" style:parent-style-name="Policepardéfaut" style:family="text">
      <style:text-properties fo:font-style="italic" style:font-style-asian="italic" style:font-style-complex="italic"/>
    </style:style>
    <style:style style:name="T11" style:parent-style-name="Policepardéfaut" style:family="text">
      <style:text-properties fo:font-style="italic" style:font-style-asian="italic" style:font-style-complex="italic"/>
    </style:style>
    <style:style style:name="T12" style:parent-style-name="Policepardéfaut" style:family="text">
      <style:text-properties fo:font-style="italic" style:font-style-asian="italic" style:font-style-complex="italic"/>
    </style:style>
    <style:style style:name="T13" style:parent-style-name="Policepardéfaut" style:family="text">
      <style:text-properties fo:font-style="italic" style:font-style-asian="italic" style:font-style-complex="italic"/>
    </style:style>
    <style:style style:name="T14" style:parent-style-name="Policepardéfaut" style:family="text">
      <style:text-properties fo:font-style="italic" style:font-style-asian="italic" style:font-style-complex="italic"/>
    </style:style>
    <style:style style:name="T15" style:parent-style-name="Policepardéfaut" style:family="text">
      <style:text-properties fo:font-style="italic" style:font-style-asian="italic" style:font-style-complex="italic"/>
    </style:style>
    <style:style style:name="T16" style:parent-style-name="Policepardéfaut" style:family="text">
      <style:text-properties fo:font-style="italic" style:font-style-asian="italic" style:font-style-complex="italic"/>
    </style:style>
    <style:style style:name="T17" style:parent-style-name="Policepardéfaut" style:family="text">
      <style:text-properties fo:font-style="italic" style:font-style-asian="italic" style:font-style-complex="italic"/>
    </style:style>
    <style:style style:name="T18" style:parent-style-name="Policepardéfaut" style:family="text">
      <style:text-properties fo:font-style="italic" style:font-style-asian="italic" style:font-style-complex="italic"/>
    </style:style>
    <style:style style:name="T19" style:parent-style-name="Policepardéfaut" style:family="text">
      <style:text-properties fo:font-style="italic" style:font-style-asian="italic" style:font-style-complex="italic"/>
    </style:style>
    <style:style style:name="T20" style:parent-style-name="Policepardéfaut" style:family="text">
      <style:text-properties fo:font-style="italic" style:font-style-asian="italic" style:font-style-complex="italic"/>
    </style:style>
    <style:style style:name="T21" style:parent-style-name="Policepardéfaut" style:family="text">
      <style:text-properties fo:font-style="italic" style:font-style-asian="italic" style:font-style-complex="italic"/>
    </style:style>
    <style:style style:name="T22" style:parent-style-name="Policepardéfaut" style:family="text">
      <style:text-properties fo:font-style="italic" style:font-style-asian="italic" style:font-style-complex="italic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1">Sommaire</text:p>
          <text:p text:style-name="Contents1">Terminologie<text:tab/>2</text:p>
          <text:p text:style-name="Contents1">A) Documents d'analyse<text:tab/>2</text:p>
          <text:p text:style-name="Contents2">Cas d'utilisation<text:tab/>2</text:p>
          <text:p text:style-name="Contents3">Créer diagramme<text:tab/>2</text:p>
          <text:p text:style-name="Contents4">Appel du cas<text:tab/>2</text:p>
          <text:p text:style-name="Contents4">Actions du cas<text:tab/>2</text:p>
          <text:p text:style-name="Contents3">Charger diagramme<text:tab/>2</text:p>
          <text:p text:style-name="Contents4">Appel du cas<text:tab/>2</text:p>
          <text:p text:style-name="Contents4">Actions<text:s/>du cas<text:tab/>2</text:p>
          <text:p text:style-name="Contents3">Sauvegarder diagramme<text:tab/>3</text:p>
          <text:p text:style-name="Contents4">Appel du cas<text:tab/>3</text:p>
          <text:p text:style-name="Contents4">Actions du cas<text:tab/>3</text:p>
          <text:p text:style-name="Contents3">Aplatir conteneur TODO : renommer comme ça dans le diagramme de cas d'utilisation<text:tab/>3</text:p>
          <text:p text:style-name="Contents4">Appel du cas<text:tab/>3</text:p>
          <text:p text:style-name="Contents4">Actions du cas<text:tab/>3</text:p>
          <text:p text:style-name="Contents3">Fermer éditeur<text:tab/>3</text:p>
          <text:p text:style-name="Contents4">Appel du cas<text:tab/>3</text:p>
          <text:p text:style-name="Contents4">Actions du cas<text:tab/>3</text:p>
          <text:p text:style-name="Contents3">Consulter manuel<text:tab/>3</text:p>
          <text:p text:style-name="Contents4">Appel<text:s/>du cas<text:s/><text:tab/>3</text:p>
          <text:p text:style-name="Contents4">Actions du cas<text:tab/>3</text:p>
          <text:p text:style-name="Contents3">Ajouter état simple<text:tab/>4</text:p>
          <text:p text:style-name="Contents4">Appel du cas<text:tab/>4</text:p>
          <text:p text:style-name="Contents4">Actions du cas<text:tab/>4</text:p>
          <text:p text:style-name="Contents3">Ajouter état Final<text:tab/>4</text:p>
          <text:p text:style-name="Contents4">Appel du cas<text:s/><text:tab/>4</text:p>
          <text:p text:style-name="Contents4">Actions du cas<text:tab/>4</text:p>
          <text:p text:style-name="Contents3">Ajouter état Composite<text:tab/>4</text:p>
          <text:p text:style-name="Contents4">Appel du cas<text:s/><text:tab/>4</text:p>
          <text:p text:style-name="Contents4">Actions du cas<text:tab/>4</text:p>
          <text:p text:style-name="Contents3">Renommer état<text:tab/>4</text:p>
          <text:p text:style-name="Contents4">Appel du cas<text:tab/>4</text:p>
          <text:p text:style-name="Contents4">Actions du cas<text:tab/>5</text:p>
          <text:p text:style-name="Contents3">Supprimer élément<text:tab/>5</text:p>
          <text:p text:style-name="Contents4">Appel du cas<text:tab/>5</text:p>
          <text:p text:style-name="Contents4">Actions du cas<text:tab/>5</text:p>
          <text:p text:style-name="Contents3">Déplacer élément<text:tab/>5</text:p>
          <text:p text:style-name="Contents4">Appel du cas<text:tab/>5</text:p>
          <text:p text:style-name="Contents4">Actions du cas<text:tab/>5</text:p>
          <text:p text:style-name="Contents3">Modifier choix conteneur parent<text:tab/>5</text:p>
          <text:p text:style-name="Contents4">Appel du cas<text:tab/>5</text:p>
          <text:p text:style-name="Contents4">Actions du cas<text:tab/>5</text:p>
          <text:p text:style-name="Contents3">Ajouter transition<text:tab/>5</text:p>
          <text:p text:style-name="Contents4">Appel du cas<text:tab/>5</text:p>
          <text:p text:style-name="Contents4">Actions du cas<text:tab/>6</text:p>
          <text:p text:style-name="Contents3">Modifier transition<text:tab/>6</text:p>
          <text:p text:style-name="Contents4">Appel du cas<text:tab/>6</text:p>
          <text:p text:style-name="Contents4">Actions du<text:s/>cas<text:tab/>6</text:p>
        </text:index-body>
      </text:table-of-content>
      <text:h text:style-name="Titre1" text:outline-level="1">Terminologie</text:h>
      <text:p text:style-name="Textbody">Conteneur : Graphiquement, zone contenant un état initial et pouvant contenir des états/transitions.</text:p>
      <text:p text:style-name="Textbody">Conteneur principal : Le conteneur qui n'est le fils d'aucun autre conteneur.</text:p>
      <text:p text:style-name="Textbody">Editeur : L'application développée.</text:p>
      <text:p text:style-name="Textbody">Editeur graphique :<text:s/>Emplacement où sont affichés les éléments du diagramme crée par l'utilisateur.</text:p>
      <text:p text:style-name="Textbody">OS : Le système d'exploitation sur lequel est exécuté l'application.</text:p>
      <text:p text:style-name="Textbody">Transition : Texte relié par des flèches à un état source et un état destination.</text:p>
      <text:p text:style-name="Textbody">Utilisateur : Sous-entendu utilisateur final de l'application.</text:p>
      <text:h text:style-name="Titre1" text:outline-level="1">A) Documents d'analyse</text:h>
      <text:h text:style-name="Titre2" text:outline-level="2">Cas d'utilisation</text:h>
      <text:p text:style-name="Textbody">Après chaque ajout, modification, suppression ou l'ouverture d'un diagramme, l'ensemble des contraintes imposées par le cahier des charges pour un diagramme d'état-transitions est vérifié. En cas d'erreur un message non bloquant s'affiche, sous une police différente suivant le niveau d'alerte. Ces contraintes sont :</text:p>
      <text:list text:style-name="LFO1" text:continue-numbering="true">
        <text:list-item>
          <text:p text:style-name="P2">L'unicité des états (2 états ne peuvent pas avoir le même nom dans un même conteneur);</text:p>
        </text:list-item>
        <text:list-item>
          <text:p text:style-name="P3">Toutes les transitions doivent être déterministes (2 transitions d'un même état ne peuvent pas avoir le même nom) ;</text:p>
        </text:list-item>
        <text:list-item>
          <text:p text:style-name="P4">Aucun état ne doit être bloquant (chaque état doit avoir au moins une transition renvoyant vers un autre état).</text:p>
        </text:list-item>
      </text:list>
      <text:h text:style-name="Titre3" text:outline-level="3">Créer diagramme</text:h>
      <text:h text:style-name="Titre4" text:outline-level="4">Appel du cas</text:h>
      <text:p text:style-name="Textbody">A l'ouverture de l'<text:span text:style-name="T5">éditeur</text:span><text:s/>ou lorsque l'<text:span text:style-name="T6">utilisateur</text:span><text:s/>clique sur Fichier-&gt;Nouveau.</text:p>
      <text:h text:style-name="Titre4" text:outline-level="4">Actions du cas</text:h>
      <text:p text:style-name="Textbody">Un conteneur est crée, on le nommera dans ce document<text:s/><text:span text:style-name="T7">conteneur principal</text:span>. Cela entraine la création d'un état initial associé, nommé "Etat initial". Le conteneur (un cadre) est affiché<text:s/>dans l'<text:span text:style-name="T8">éditeur graphique</text:span><text:s/>avec l'état initial à l'intérieur.</text:p>
      <text:h text:style-name="Titre3" text:outline-level="3">Charger diagramme</text:h>
      <text:h text:style-name="Titre4" text:outline-level="4">Appel du cas</text:h>
      <text:p text:style-name="Textbody">Lorsque l'utilisateur clique sur Fichier-&gt;Ouvrir.</text:p>
      <text:h text:style-name="Titre4" text:outline-level="4">Actions du cas</text:h>
      <text:p text:style-name="Textbody">Si des ajouts/modifications/suppressions d'éléments ont été faits depuis le dernier appel du cas "Sauvegarder diagramme", le cas "Sauvegarder diagramme" est appelé.</text:p>
      <text:p text:style-name="Textbody">Le gestionnaire de fichiers de l'OS s'ouvre, l'utilisateur y sélectionne son fichier. Les données qui y sont écrites sont alors chargées et affichées dans l'<text:span text:style-name="T9">éditeur graphique</text:span>.</text:p>
      <text:soft-page-break/>
      <text:h text:style-name="Titre3" text:outline-level="3">Sauvegarder diagramme</text:h>
      <text:h text:style-name="Titre4" text:outline-level="4">Appel du cas</text:h>
      <text:p text:style-name="Textbody">Lorsque l'utilisateur clique sur Fichier-&gt;Sauvegarder</text:p>
      <text:p text:style-name="Textbody">A l'appel des cas "Charger diagramme"<text:s/>et "Fermer éditeur", si des modifications ont été faites depuis l'ouverture du diagramme ou sa dernière sauvegarde : une boite de dialogue est affichée demandant à l'utilisateur s'il veut sauvegarder. Si oui, ce cas est appelé.</text:p>
      <text:h text:style-name="Titre4" text:outline-level="4">Actions du cas</text:h>
      <text:p text:style-name="Textbody">Si aucun fichier n'est associé au diagramme (celui-ci a été chargé dans l'éditeur par le cas "Créer un diagramme" plutôt que "Charger un diagramme"), le gestionnaire de fichiers de l'OS s'ouvre pour demander à l'utilisateur de choisir un chemin et nom de fichier. Un fichier est alors crée et associé au diagramme.</text:p>
      <text:p text:style-name="Textbody">Le contenu du diagramme est écrit dans le fichier qui lui est associé, écrasant le contenu précédent.</text:p>
      <text:h text:style-name="Titre3" text:outline-level="3">Aplatir conteneur</text:h>
      <text:h text:style-name="Titre4" text:outline-level="4">Appel du cas</text:h>
      <text:p text:style-name="Textbody">Lorque l'utilisateur clique droit sur un conteneur dans l'<text:span text:style-name="T10">éditeur graphique</text:span>,<text:s/>un menu contextuel s'affiche, et que l'utilisateur clique sur "Aplatir".</text:p>
      <text:h text:style-name="Titre4" text:outline-level="4">Actions du cas</text:h>
      <text:p text:style-name="Textbody">Le conteneur dans lequel le clic droit a été effectué s'applatit avec tous ses conteneurs fils au niveau des données.</text:p>
      <text:p text:style-name="Textbody">L'affichage est actualisé en conséquences.</text:p>
      <text:h text:style-name="Titre3" text:outline-level="3">Fermer<text:s/>éditeur</text:h>
      <text:h text:style-name="Titre4" text:outline-level="4">Appel du cas</text:h>
      <text:p text:style-name="Textbody">Lorsque l'utilisateur clique sur l'icône fermer spécifique à l'OS dans l'angle supérieur-droit de l'application, ou clique sur Fichier-&gt;Quitter.</text:p>
      <text:h text:style-name="Titre4" text:outline-level="4">Actions du cas</text:h>
      <text:p text:style-name="Textbody">Si des ajouts/modifications/suppressions d'éléments ont été faits depuis le dernier appel du cas "Sauvegarder diagramme", le cas "Sauvegarder diagramme" est appelé.</text:p>
      <text:p text:style-name="Textbody">L'application est quittée.</text:p>
      <text:h text:style-name="Titre3" text:outline-level="3">Consulter manuel</text:h>
      <text:h text:style-name="Titre4" text:outline-level="4">Appel du cas</text:h>
      <text:p text:style-name="Textbody">Lorsque l'utilisateur clique sur ? -&gt; Aide.</text:p>
      <text:h text:style-name="Titre4" text:outline-level="4">Actions du cas</text:h>
      <text:p text:style-name="Textbody">Ouverture du fichier Manuel.pdf par l'OS.</text:p>
      <text:soft-page-break/>
      <text:h text:style-name="Titre3" text:outline-level="3">Ajouter état simple</text:h>
      <text:h text:style-name="Titre4" text:outline-level="4">Appel du cas</text:h>
      <text:p text:style-name="Textbody">Lorsque l'utilisateur clique droit sur un conteneur dans l'<text:span text:style-name="T11">éditeur graphique</text:span><text:s/>puis<text:s/>sur "Ajouter -&gt;Etat-&gt;Simple".</text:p>
      <text:h text:style-name="Titre4" text:outline-level="4">Actions du cas</text:h>
      <text:p text:style-name="Textbody">Affichage d'une textbox pour que l'utilisateur entre le nom du nouvel état.</text:p>
      <text:p text:style-name="Textbody">L'état est alors crée avec ce nom, et comme conteneur parent celui sur lequel le clic droit a été effectué.</text:p>
      <text:p text:style-name="Textbody">Affichage de l'état et de son nom dans l'<text:span text:style-name="T12">éditeur graphique</text:span><text:s/>dans le conteneur parent.</text:p>
      <text:h text:style-name="Titre3" text:outline-level="3">Ajouter état Final</text:h>
      <text:h text:style-name="Titre4" text:outline-level="4">Appel du cas</text:h>
      <text:p text:style-name="Textbody">Lorsque l'utilisateur clique droit sur un conteneur dans l'<text:span text:style-name="T13">éditeur graphique</text:span><text:s/>puis<text:s/>sur "Ajouter -&gt;Etat-&gt;Final".</text:p>
      <text:h text:style-name="Titre4" text:outline-level="4">Actions du cas</text:h>
      <text:p text:style-name="Textbody">Affichage d'une textbox pour que l'utilisateur entre le nom du nouvel<text:s/>état.</text:p>
      <text:p text:style-name="Textbody">L'état est alors crée avec ce nom, et comme conteneur parent celui sur lequel le clic droit a été effectué.</text:p>
      <text:p text:style-name="Textbody">Affichage de l'état et de son nom dans l'<text:span text:style-name="T14">éditeur graphique</text:span><text:s/>dans le conteneur parent.</text:p>
      <text:h text:style-name="Titre3" text:outline-level="3">Ajouter état Composite</text:h>
      <text:h text:style-name="Titre4" text:outline-level="4">Appel du cas</text:h>
      <text:p text:style-name="Textbody">Lorsque l'utilisateur clique droit sur un conteneur dans l'<text:span text:style-name="T15">éditeur graphique</text:span><text:s/>puis<text:s/>sur "Ajouter -&gt;Etat-&gt;Composite".</text:p>
      <text:h text:style-name="Titre4" text:outline-level="4">Actions du cas</text:h>
      <text:p text:style-name="Textbody">Affichage d'une textbox pour que l'utilisateur entre le nom du nouvel état.</text:p>
      <text:p text:style-name="Textbody">L'état est alors crée avec ce nom, et comme conteneur parent celui sur lequel le clic droit a été effectué.</text:p>
      <text:p text:style-name="Textbody">Affichage de l'état et de son nom dans l'<text:span text:style-name="T16">éditeur graphique</text:span><text:s/>dans le conteneur parent.</text:p>
      <text:h text:style-name="Titre3" text:outline-level="3">Renommer état</text:h>
      <text:h text:style-name="Titre4" text:outline-level="4">Appel du cas</text:h>
      <text:p text:style-name="Textbody">Lorsque l'utilisateur fait un clic droit dans l'<text:span text:style-name="T17">éditeur graphique</text:span><text:s/>sur l'élément qu'il souhaite renommer<text:s/>(affiché dans l'<text:span text:style-name="T18">éditeur graphique)</text:span>, un menu contextuel s'affiche, et qu'il clique alors sur "Renommer".</text:p>
      <text:p text:style-name="Textbody">Double-clique sur le nom de l'état affiché à côté dans l'<text:span text:style-name="T19">éditeur graphique</text:span>.</text:p>
      <text:soft-page-break/>
      <text:h text:style-name="Titre4" text:outline-level="4">Actions du cas</text:h>
      <text:p text:style-name="Textbody">Affichage d'une textbox pour modifier le nom.</text:p>
      <text:h text:style-name="Titre3" text:outline-level="3">Supprimer<text:s/>élément</text:h>
      <text:h text:style-name="Titre4" text:outline-level="4">Appel du cas</text:h>
      <text:p text:style-name="Textbody">Lorsque l'utilisateur fait un clic droit dans l'<text:span text:style-name="T20">éditeur graphique</text:span><text:s/>sur l'élément qu'il souhaite supprimer, un menu contextuel s'affiche, et qu'il clique alors sur "Supprimer".</text:p>
      <text:p text:style-name="Textbody">Après sélection de l'élément, en cliquant sur "Supprimer" sur le clavier.</text:p>
      <text:h text:style-name="Titre4" text:outline-level="4">Actions du cas</text:h>
      <text:p text:style-name="Textbody">Si c'est un état initial, affichage d'un message d'erreur et rien d'autres ne se passe.</text:p>
      <text:p text:style-name="Textbody">Si c'est un autre état, on supprime toutes les transitions associées, l'état lui-même, et tout son contenu si c'est un état composite.</text:p>
      <text:p text:style-name="Textbody">Si c'est une transition, on la supprime.</text:p>
      <text:h text:style-name="Titre3" text:outline-level="3">Déplacer élément</text:h>
      <text:h text:style-name="Titre4" text:outline-level="4">Appel du cas</text:h>
      <text:p text:style-name="Textbody">Lorsque l'utilisateur clique sur un élément. Le cas d'utilisation s'arrête lorsque l'utilisateur relâche le bouton de la souris (effet cliquer-déplacer).</text:p>
      <text:h text:style-name="Titre4" text:outline-level="4">Actions du cas</text:h>
      <text:p text:style-name="Textbody">L'élément suit le<text:s/>curseur de la souris. Il ne peut pas changer de conteneur dans lequel il se trouve.</text:p>
      <text:p text:style-name="Textbody">L'affichage est actualisé de manière à ce que les liens entre états et transitions associés à l'élément déplacé soient redessinés.</text:p>
      <text:h text:style-name="Titre3" text:outline-level="3">Ajouter transition</text:h>
      <text:h text:style-name="Titre4" text:outline-level="4">Appel du cas</text:h>
      <text:p text:style-name="Textbody">Lorsque l'utilisateur clique droit dans l'<text:span text:style-name="T21">éditeur graphique</text:span><text:s/>sur un état puis<text:s/>sur "Ajouter Transition".</text:p>
      <text:h text:style-name="Titre4" text:outline-level="4">Actions du cas</text:h>
      <text:p text:style-name="Textbody">1 liste déroulante s'affiche, contenant tous les états existans dans le même conteneur que l'état sur lequel l'utilisateur a fait un clic droit. L'utilisateur y sélectionne l'état de destination de la transition créée.</text:p>
      <text:p text:style-name="Textbody">3 texbox sont également présentes pour que l'utilisateur entre la garde, l'événement et l'action à associer à la transition créée.</text:p>
      <text:p text:style-name="Textbody">La transition est associée au conteneur de l'état sur lequel l'utilisateur a fait un clic droit. Ce dernier devient son état source.</text:p>
      <text:h text:style-name="Titre3" text:outline-level="3">Modifier transition</text:h>
      <text:h text:style-name="Titre4" text:outline-level="4">Appel du cas</text:h>
      <text:p text:style-name="Textbody">Lorsque l'utilisateur clique droit dans l'<text:span text:style-name="T22">éditeur graphique</text:span><text:s/>sur une transition puis sur "Modifier Transition".</text:p>
      <text:soft-page-break/>
      <text:h text:style-name="Titre4" text:outline-level="4">Actions du cas</text:h>
      <text:p text:style-name="Textbody">Une nouvelle fenetre s'affiche contenant les 2 listes déroulantes pour les états source et destination qui appartiennent au meme conteneur que la transition, ainsi qu’un chanp de texte<text:s/>que l'utilisateur peut directement modifié<text:s/>(seulement si c’est une transition intermédiaire ou finale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remy Rakotoarisoa</dc:creator>
    <meta:creation-date>2009-04-16T11:32:00Z</meta:creation-date>
    <dc:date>2015-11-10T09:15:00Z</dc:date>
    <meta:template xlink:href="Normal.dotm" xlink:type="simple"/>
    <meta:editing-cycles>76</meta:editing-cycles>
    <meta:editing-duration>PT17940S</meta:editing-duration>
    <meta:user-defined meta:name="Info 1"/>
    <meta:user-defined meta:name="Info 2"/>
    <meta:user-defined meta:name="Info 3"/>
    <meta:user-defined meta:name="Info 4"/>
    <meta:document-statistic meta:page-count="6" meta:paragraph-count="16" meta:word-count="1287" meta:character-count="8355" meta:row-count="59" meta:non-whitespace-character-count="7084"/>
  </office:meta>
</office:document-meta>
</file>